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612f"/>
    </style:style>
    <style:style style:name="P2" style:family="paragraph" style:parent-style-name="Standard">
      <style:text-properties officeooo:rsid="0000612f" officeooo:paragraph-rsid="0000612f"/>
    </style:style>
    <style:style style:name="P3" style:family="paragraph" style:parent-style-name="Standard">
      <style:text-properties officeooo:rsid="0002069c" officeooo:paragraph-rsid="00020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Cuál es el primer valor numérico de un enumerado por defecto? ¿Se pueden sobrescribir los valores por defecto?</text:p>
      <text:p text:style-name="P1">2. Indique los valores asociados a cada constante: enum Day {Sat, Sun, Mon=15, Tue, Wed, Thu=2, Fri};</text:p>
      <text:p text:style-name="P1">3. ¿Los indexadores solo se pueden indexar por valores numéricos?</text:p>
      <text:p text:style-name="P1">4. ¿Cuál es la diferencia a la hora de declarar un indexador y una propiedad?</text:p>
      <text:p text:style-name="P1">5. ¿Un indexador puede recibir más de un parámetro?</text:p>
      <text:p text:style-name="P1"/>
      <text:p text:style-name="P2">1-El primer valor numerico de un enumerado por defecto es 0 y se pueden sobrescribir los valores por defecto en tanto no se repitan.</text:p>
      <text:p text:style-name="P2"/>
      <text:p text:style-name="P2">2- enum Day {Sat, Sun, Mon=15, Tue, Wed, Thu=2, Fri};</text:p>
      <text:p text:style-name="P2"><text:tab/><text:tab/> 0 <text:s text:c="2"/>, <text:s/>1 <text:s text:c="2"/>, <text:s/>15 <text:s text:c="7"/>, <text:s/>16 , <text:s text:c="2"/>17 <text:s/>, <text:s text:c="3"/>2 <text:s text:c="4"/>, <text:s text:c="2"/>3 <text:s text:c="2"/>;</text:p>
      <text:p text:style-name="P2"/>
      <text:p text:style-name="P3">3- No es necesario indexarlos solo con un entero.</text:p>
      <text:p text:style-name="P3"/>
      <text:p text:style-name="P3">4- Un indexador, recibe parametros y usa la palabra this para su definicion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2T20:18:41.475000000</dc:date>
    <meta:editing-duration>PT4M49S</meta:editing-duration>
    <meta:editing-cycles>2</meta:editing-cycles>
    <meta:document-statistic meta:table-count="0" meta:image-count="0" meta:object-count="0" meta:page-count="1" meta:paragraph-count="10" meta:word-count="140" meta:character-count="778" meta:non-whitespace-character-count="617"/>
  </office:meta>
</office:document-meta>
</file>